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-color="#cc00cc" draw:textarea-horizontal-align="justify" draw:textarea-vertical-align="middle" draw:auto-grow-height="false" fo:min-height="0.651cm" fo:min-width="2.901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65cm" fo:min-width="2.9cm" fo:wrap-option="no-wrap"/>
    </style:style>
    <style:style style:name="gr1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0.0356047167406797) translate (14.811cm 19.7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  <draw:custom-shape draw:style-name="gr9" draw:text-style-name="P2" draw:layer="layout" svg:width="3.4cm" svg:height="0.9cm" svg:x="5.7cm" svg:y="8.1cm">
          <text:p/>
          <draw:enhanced-geometry svg:viewBox="0 0 21600 21600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5.2cm" svg:height="0.725cm" svg:x="5.8cm" svg:y="8.2cm">
          <draw:text-box>
            <text:p text:style-name="P7"><text:span text:style-name="T1">Je suis au N-O</text:span></text:p>
          </draw:text-box>
        </draw:frame>
        <draw:line draw:style-name="gr11" draw:text-style-name="P9" draw:layer="layout" svg:x1="6.1cm" svg:y1="10.9cm" svg:x2="14.6cm" svg:y2="20.3cm">
          <text:p/>
        </draw:line>
        <draw:custom-shape draw:style-name="gr12" draw:text-style-name="P3" draw:layer="layout" svg:width="3.4cm" svg:height="0.9cm" svg:x="15.2cm" svg:y="17.9cm">
          <text:p/>
          <draw:enhanced-geometry svg:viewBox="0 0 21600 21600" draw:glue-points="10800 0 0 10800 10800 21600 21600 10800 ?f40 ?f41" draw:text-areas="0 0 21600 21600" draw:mirror-vertical="false" draw:mirror-horizontal="false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9" draw:layer="layout" svg:x1="14.7cm" svg:y1="19.9cm" svg:x2="6.2cm" svg:y2="10.35cm">
          <text:p/>
        </draw:line>
        <draw:frame draw:style-name="gr10" draw:text-style-name="P8" draw:layer="layout" svg:width="5.2cm" svg:height="0.725cm" svg:x="15.2cm" svg:y="17.975cm">
          <draw:text-box>
            <text:p text:style-name="P7"><text:span text:style-name="T1">Je suis au S-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12:31.412712230</dc:date>
    <meta:editing-duration>PT1H20M5S</meta:editing-duration>
    <meta:editing-cycles>16</meta:editing-cycles>
    <meta:generator>LibreOffice/5.1.6.2$Linux_X86_64 LibreOffice_project/10m0$Build-2</meta:generator>
    <meta:document-statistic meta:object-count="18"/>
  </office:meta>
</office:document-meta>
</file>